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1d8"/>
    </style:style>
    <style:style style:name="P2" style:family="paragraph" style:parent-style-name="Standard">
      <style:paragraph-properties style:writing-mode="lr-tb"/>
      <style:text-properties officeooo:paragraph-rsid="000d71d8"/>
    </style:style>
    <style:style style:name="P3" style:family="paragraph" style:parent-style-name="Standard">
      <style:text-properties officeooo:paragraph-rsid="000df573"/>
    </style:style>
    <style:style style:name="P4" style:family="paragraph" style:parent-style-name="Standard">
      <style:text-properties officeooo:paragraph-rsid="000f71f5"/>
    </style:style>
    <style:style style:name="P5" style:family="paragraph" style:parent-style-name="Standard">
      <style:text-properties officeooo:paragraph-rsid="00107897"/>
    </style:style>
    <style:style style:name="P6" style:family="paragraph" style:parent-style-name="Standard">
      <style:text-properties officeooo:paragraph-rsid="00124303"/>
    </style:style>
    <style:style style:name="P7" style:family="paragraph" style:parent-style-name="Standard">
      <style:paragraph-properties style:writing-mode="lr-tb"/>
      <style:text-properties officeooo:paragraph-rsid="00124303"/>
    </style:style>
    <style:style style:name="P8" style:family="paragraph" style:parent-style-name="Standard">
      <style:text-properties officeooo:paragraph-rsid="0013d072"/>
    </style:style>
    <style:style style:name="P9" style:family="paragraph" style:parent-style-name="Standard">
      <style:text-properties officeooo:rsid="0013d072" officeooo:paragraph-rsid="0013d072"/>
    </style:style>
    <style:style style:name="P10" style:family="paragraph" style:parent-style-name="Standard">
      <style:text-properties officeooo:rsid="00152fc2" officeooo:paragraph-rsid="00152fc2"/>
    </style:style>
    <style:style style:name="P11" style:family="paragraph" style:parent-style-name="Standard">
      <style:text-properties officeooo:rsid="00152fc2" officeooo:paragraph-rsid="0016bcec"/>
    </style:style>
    <style:style style:name="P12" style:family="paragraph" style:parent-style-name="Standard">
      <style:text-properties officeooo:paragraph-rsid="00152fc2"/>
    </style:style>
    <style:style style:name="P13" style:family="paragraph" style:parent-style-name="Standard">
      <style:text-properties officeooo:rsid="0016bcec" officeooo:paragraph-rsid="0016bcec"/>
    </style:style>
    <style:style style:name="P14" style:family="paragraph" style:parent-style-name="Standard">
      <style:text-properties officeooo:rsid="00170912" officeooo:paragraph-rsid="00170912"/>
    </style:style>
    <style:style style:name="P15" style:family="paragraph" style:parent-style-name="Standard">
      <style:text-properties officeooo:rsid="00175d76" officeooo:paragraph-rsid="00175d76"/>
    </style:style>
    <style:style style:name="P16" style:family="paragraph" style:parent-style-name="Standard">
      <style:text-properties officeooo:rsid="00175d76" officeooo:paragraph-rsid="00280611"/>
    </style:style>
    <style:style style:name="P17" style:family="paragraph" style:parent-style-name="Standard">
      <style:text-properties officeooo:paragraph-rsid="00175d76"/>
    </style:style>
    <style:style style:name="P18" style:family="paragraph" style:parent-style-name="Standard">
      <style:text-properties officeooo:rsid="00189682" officeooo:paragraph-rsid="00189682"/>
    </style:style>
    <style:style style:name="P19" style:family="paragraph" style:parent-style-name="Standard">
      <style:text-properties officeooo:rsid="0019f3ff" officeooo:paragraph-rsid="0019f3ff"/>
    </style:style>
    <style:style style:name="P20" style:family="paragraph" style:parent-style-name="Standard">
      <style:text-properties officeooo:paragraph-rsid="0019f3ff"/>
    </style:style>
    <style:style style:name="P21" style:family="paragraph" style:parent-style-name="Standard">
      <style:text-properties officeooo:paragraph-rsid="001a527c"/>
    </style:style>
    <style:style style:name="P22" style:family="paragraph" style:parent-style-name="Standard">
      <style:text-properties officeooo:rsid="001a527c" officeooo:paragraph-rsid="001a527c"/>
    </style:style>
    <style:style style:name="P23" style:family="paragraph" style:parent-style-name="Standard">
      <style:text-properties officeooo:paragraph-rsid="00283266"/>
    </style:style>
    <style:style style:name="T1" style:family="text">
      <style:text-properties officeooo:rsid="000d71d8"/>
    </style:style>
    <style:style style:name="T2" style:family="text">
      <style:text-properties officeooo:rsid="000df573"/>
    </style:style>
    <style:style style:name="T3" style:family="text">
      <style:text-properties officeooo:rsid="000f19a3"/>
    </style:style>
    <style:style style:name="T4" style:family="text">
      <style:text-properties officeooo:rsid="000f71f5"/>
    </style:style>
    <style:style style:name="T5" style:family="text">
      <style:text-properties officeooo:rsid="00107897"/>
    </style:style>
    <style:style style:name="T6" style:family="text">
      <style:text-properties officeooo:rsid="0011b580"/>
    </style:style>
    <style:style style:name="T7" style:family="text">
      <style:text-properties officeooo:rsid="00124303"/>
    </style:style>
    <style:style style:name="T8" style:family="text">
      <style:text-properties officeooo:rsid="002bb882" style:font-name-complex="Noto Sans Devanagari1"/>
    </style:style>
    <style:style style:name="T9" style:family="text">
      <style:text-properties officeooo:rsid="00124303" style:font-name-complex="Noto Sans Devanagari1"/>
    </style:style>
    <style:style style:name="T10" style:family="text">
      <style:text-properties officeooo:rsid="002bb882"/>
    </style:style>
    <style:style style:name="T11" style:family="text">
      <style:text-properties fo:color="#000000" loext:opacity="100%" officeooo:rsid="000481d7"/>
    </style:style>
    <style:style style:name="T12" style:family="text">
      <style:text-properties fo:color="#000000" loext:opacity="100%" officeooo:rsid="000608d1"/>
    </style:style>
    <style:style style:name="T13" style:family="text">
      <style:text-properties officeooo:rsid="0026736e"/>
    </style:style>
    <style:style style:name="T14" style:family="text">
      <style:text-properties officeooo:rsid="0024dc61"/>
    </style:style>
    <style:style style:name="T15" style:family="text">
      <style:text-properties officeooo:rsid="0013d072"/>
    </style:style>
    <style:style style:name="T16" style:family="text">
      <style:text-properties officeooo:rsid="00152fc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16bcec"/>
    </style:style>
    <style:style style:name="T21" style:family="text">
      <style:text-properties officeooo:rsid="00170912"/>
    </style:style>
    <style:style style:name="T22" style:family="text">
      <style:text-properties officeooo:rsid="00175d76"/>
    </style:style>
    <style:style style:name="T23" style:family="text">
      <style:text-properties officeooo:rsid="00189682"/>
    </style:style>
    <style:style style:name="T24" style:family="text">
      <style:text-properties officeooo:rsid="0019f3ff"/>
    </style:style>
    <style:style style:name="T25" style:family="text">
      <style:text-properties officeooo:rsid="001a527c"/>
    </style:style>
    <style:style style:name="T26" style:family="text">
      <style:text-properties officeooo:rsid="001b7be7"/>
    </style:style>
    <style:style style:name="T27" style:family="text">
      <style:text-properties officeooo:rsid="001d4c3a"/>
    </style:style>
    <style:style style:name="T28" style:family="text">
      <style:text-properties officeooo:rsid="001e3e34"/>
    </style:style>
    <style:style style:name="T29" style:family="text">
      <style:text-properties officeooo:rsid="001e406a"/>
    </style:style>
    <style:style style:name="T30" style:family="text">
      <style:text-properties officeooo:rsid="001f005e"/>
    </style:style>
    <style:style style:name="T31" style:family="text">
      <style:text-properties officeooo:rsid="0020ccc4"/>
    </style:style>
    <style:style style:name="T32" style:family="text">
      <style:text-properties officeooo:rsid="0021ff21"/>
    </style:style>
    <style:style style:name="T33" style:family="text">
      <style:text-properties officeooo:rsid="00245897"/>
    </style:style>
    <style:style style:name="T34" style:family="text">
      <style:text-properties officeooo:rsid="00248fa7"/>
    </style:style>
    <style:style style:name="T35" style:family="text">
      <style:text-properties officeooo:rsid="00254c66"/>
    </style:style>
    <style:style style:name="T36" style:family="text">
      <style:text-properties officeooo:rsid="002715a6"/>
    </style:style>
    <style:style style:name="T37" style:family="text">
      <style:text-properties officeooo:rsid="00283266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283266" fo:background-color="#ffff00" loext:char-shading-value="0"/>
    </style:style>
    <style:style style:name="T40" style:family="text">
      <style:text-properties officeooo:rsid="00283266"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297e17" fo:background-color="#ffff00" loext:char-shading-value="0"/>
    </style:style>
    <style:style style:name="T43" style:family="text">
      <style:text-properties officeooo:rsid="00297e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Identify and translate. Example: अरीः Acc Pl Fem of अरि- ‘hostile’</text:p>
      <text:p text:style-name="P1">१) अग्निना → <text:span text:style-name="T1">m, sg, Inst</text:span>→ <text:span text:style-name="T3">огнём</text:span></text:p>
      <text:p text:style-name="P1">२) अरयः→ <text:span text:style-name="T1">m/f, pl, Nom/Voc</text:span>→ <text:span text:style-name="T3">(о) враги, (о) враждебные</text:span></text:p>
      <text:p text:style-name="P2">३) दृष्ट्याम्→ <text:span text:style-name="T1">f, </text:span><text:span text:style-name="T26">Loc, sg</text:span>→ <text:span text:style-name="T26">во взгляде</text:span></text:p>
      <text:p text:style-name="P1">४) वसुनि→ <text:span text:style-name="T1">n, sg, Loc</text:span>→ <text:span text:style-name="T3">в богатстве, товарах; в превосходном</text:span></text:p>
      <text:p text:style-name="P1">५) वसूनि→ <text:span text:style-name="T1">n, pl, Acc</text:span>→ <text:span text:style-name="T3">богатства, товары; превосходные</text:span></text:p>
      <text:p text:style-name="P1">६) ऋषिषु→ <text:span text:style-name="T1">m, pl, Loc</text:span>→ <text:span text:style-name="T3">в провидцах</text:span></text:p>
      <text:p text:style-name="P1">७) शत्रुभिः→ <text:span text:style-name="T1">m, pl, Instr</text:span>→ <text:span text:style-name="T3">врагами</text:span></text:p>
      <text:p text:style-name="P1">८) मतयः→ <text:span text:style-name="T1">f, pl, Nom/Voc</text:span>→ <text:span text:style-name="T3">(о) умы, мысли</text:span></text:p>
      <text:p text:style-name="P1">९) मत्या→ <text:span text:style-name="T1">f, sg, Inst</text:span>→ <text:span text:style-name="T3">умом, мыслью</text:span></text:p>
      <text:p text:style-name="P1">१०) अश्रु→ <text:span text:style-name="T1">n, sg, Nom/Voc/Acc</text:span> → <text:span text:style-name="T3">(о)слеза, слезу</text:span></text:p>
      <text:p text:style-name="P1">११) कवे→ <text:span text:style-name="T1">m/f, sg, Voc</text:span>→ <text:span text:style-name="T3">о поэт, о мудрый(ая)</text:span></text:p>
      <text:p text:style-name="P1">१२) अरये→ <text:span text:style-name="T1">m/f, sg, Dat</text:span>→ <text:span text:style-name="T3">врагу; враждебному(ой)</text:span></text:p>
      <text:p text:style-name="P1">१३) गिरौ→ <text:span text:style-name="T1">m, sg, Loc</text:span>→ <text:span text:style-name="T3">в горе</text:span></text:p>
      <text:p text:style-name="P1">१४) मत्याः→ <text:span text:style-name="T1">f, sg, Abl/Gen</text:span>→ <text:span text:style-name="T3">от(у) ума, мысли</text:span></text:p>
      <text:p text:style-name="P1">१५) अश्रुणी→ <text:span text:style-name="T1">n, du, Nom/Voc/Acc</text:span>→ <text:span text:style-name="T3">(о) две слезы</text:span></text:p>
      <text:p text:style-name="P1">१६) इषोः→ <text:span text:style-name="T1">m, </text:span><text:span text:style-name="T27">sg</text:span><text:span text:style-name="T1">, Gen/Abl</text:span>→ <text:span text:style-name="T3">от(у) </text:span><text:span text:style-name="T27">стрелы</text:span></text:p>
      <text:p text:style-name="P1">१७) कव्यै→ <text:span text:style-name="T1">f, sg, Dat</text:span>→<text:span text:style-name="T3">мудрой</text:span> </text:p>
      <text:p text:style-name="P1">१८) गुरवे→ <text:span text:style-name="T1">m/f, sg, Dat</text:span>→ <text:span text:style-name="T3">тяжёлому(ой), уважаемому(ой); учителю</text:span></text:p>
      <text:p text:style-name="P1">१९) अग्ने→ <text:span text:style-name="T1">m, sg, Voc</text:span>→ <text:span text:style-name="T3">о огонь</text:span></text:p>
      <text:p text:style-name="P1">२०) अग्नेः→ <text:span text:style-name="T1">m, sg, Abl/Gen</text:span>→ <text:span text:style-name="T3">от(у) огня</text:span></text:p>
      <text:p text:style-name="P1">२१) वारि→ <text:span text:style-name="T1">n, sg, Nom/Voc/Acc</text:span>→ <text:span text:style-name="T3">(о) вода</text:span></text:p>
      <text:p text:style-name="P1">२२) इषवः→ <text:span text:style-name="T1">m, pl, Nom/Voc</text:span>→ <text:span text:style-name="T3">(о) стрелы</text:span></text:p>
      <text:p text:style-name="P1">२३) ऋषिभिः→ <text:span text:style-name="T1">m, pl, Instr</text:span>→ <text:span text:style-name="T3">провидцами</text:span></text:p>
      <text:p text:style-name="P1">२४) कविनः→ <text:span text:style-name="T28">n</text:span><text:span text:style-name="T1">, sg, Abl/Gen</text:span>→ <text:span text:style-name="T3">от(у) мудр</text:span><text:span text:style-name="T28">ого</text:span></text:p>
      <text:p text:style-name="P1">२५) शत्रवः→ <text:span text:style-name="T1">m, pl, Nom/Voc</text:span>→ <text:span text:style-name="T3">(о)враги</text:span></text:p>
      <text:p text:style-name="P1">२६) अरिभ्याम्→ <text:span text:style-name="T1">mfn, du, Instr/Dat/Abl</text:span>→<text:span text:style-name="T3">двумя врагами (враждебными), двум врагам (враждебным), от двух врагов (враждебных); </text:span></text:p>
      <text:p text:style-name="P1">२७) वारीणि→ <text:span text:style-name="T3">n</text:span><text:span text:style-name="T1">, pl, Nom/Voc/Acc</text:span>→ <text:span text:style-name="T3">(о) воды</text:span></text:p>
      <text:p text:style-name="P1">२८) वारिणी→ <text:span text:style-name="T3">n</text:span><text:span text:style-name="T1"> du, Nom/Voc/Acc</text:span> → <text:span text:style-name="T3">(о)две воды</text:span></text:p>
      <text:p text:style-name="P1">२९) वारिणि→ <text:span text:style-name="T3">n</text:span><text:span text:style-name="T1">, sg, Loc</text:span>→ <text:span text:style-name="T3">в воде</text:span></text:p>
      <text:p text:style-name="P1">३०) अग्नी→ <text:span text:style-name="T2">m, du, Nom/Voc/Acc</text:span>→ <text:span text:style-name="T3">(о) два огня</text:span></text:p>
      <text:p text:style-name="P1">३१) कवीः→ <text:span text:style-name="T2">f, pl, Acc</text:span>→ <text:span text:style-name="T3">мудр</text:span><text:span text:style-name="T29">ых</text:span></text:p>
      <text:p text:style-name="P1">३२) गिरिषु→ <text:span text:style-name="T2">m, pl, Loc</text:span>→ <text:span text:style-name="T3">в горах</text:span></text:p>
      <text:p text:style-name="P1">३३) गुर्<text:span text:style-name="T2">वै</text:span>→ <text:span text:style-name="T2">f, sg, Dat</text:span>→ <text:span text:style-name="T3">тяжёлой, уважаемой</text:span></text:p>
      <text:p text:style-name="P3">३४) गुरवे→ <text:span text:style-name="T1">m/f, sg, Dat</text:span>→ <text:span text:style-name="T3">тяжёлому(ой), уважаемому(ой); учителю</text:span></text:p>
      <text:p text:style-name="P1">३५) गुरुणे→ <text:span text:style-name="T2">n, sg, Dat</text:span>→ <text:span text:style-name="T3">тяжёлому, уважаемому</text:span></text:p>
      <text:p text:style-name="P1">३६) कव्या→ <text:span text:style-name="T2">f, sg, Inst</text:span>→ <text:span text:style-name="T3">мудрой</text:span></text:p>
      <text:p text:style-name="P1">३७) शत्रून्→ <text:span text:style-name="T2">m, pl, Acc</text:span>→ <text:span text:style-name="T3">врагов</text:span></text:p>
      <text:p text:style-name="P1">३८) अग्नौ→ <text:span text:style-name="T2">m, sg, Loc </text:span>→ <text:span text:style-name="T3">в огне</text:span></text:p>
      <text:p text:style-name="P1">३९) गुर्वाम्→ <text:span text:style-name="T2">f, sg, Loc </text:span>→ <text:span text:style-name="T3">в тяжёлой, уважаемой</text:span></text:p>
      <text:p text:style-name="P1">४०) अश्रुणा→ <text:span text:style-name="T2">n, sg, Inst</text:span>→ <text:span text:style-name="T3">слезой</text:span></text:p>
      <text:p text:style-name="P1">४१) गिरीणाम्→ <text:span text:style-name="T2">m, pl, Gen</text:span>→ <text:span text:style-name="T3">у гор</text:span></text:p>
      <text:p text:style-name="P1">४२) अग्न्योः→ <text:span text:style-name="T2">m, du, Gen/Loc</text:span>→ <text:span text:style-name="T3">у двух огней, в двух огнях</text:span></text:p>
      <text:p text:style-name="Standard"/>
      <text:p text:style-name="Standard"><text:soft-page-break/>2) Give the form listed in brackets. (The expected gender is stated for adjectives.)</text:p>
      <text:p text:style-name="Standard"/>
      <text:p text:style-name="P4">a) ऋषि- (Gen Du)→ ऋष<text:span text:style-name="T30">्योः</text:span> → <text:span text:style-name="T4"><text:s/>у двух провидцев</text:span></text:p>
      <text:p text:style-name="P4">b) कवि- (Acc Pl Ntr) → कव<text:span text:style-name="T4">ीनि</text:span>→ <text:span text:style-name="T6">мудрых</text:span></text:p>
      <text:p text:style-name="P4">c) बहु- (Loc Sg Fem) →बह<text:span text:style-name="T4">्वाम्, बहौ</text:span> → <text:span text:style-name="T6">в многой</text:span></text:p>
      <text:p text:style-name="P4">d) वसु- (Dat Pl Fem) → वसु<text:span text:style-name="T4">भ्यः</text:span>→ <text:span text:style-name="T6">превосходным</text:span></text:p>
      <text:p text:style-name="P4">e) कवि- (Abl Pl) → <text:span text:style-name="T4">कविभ्यः</text:span>→ <text:span text:style-name="T6">от мудрого(ой); поэта</text:span></text:p>
      <text:p text:style-name="P4">f) मति- (Nom Sg) → <text:span text:style-name="T4">मतिः</text:span>→ <text:span text:style-name="T6">ум, мысль</text:span></text:p>
      <text:p text:style-name="P4">g) अश्रु- (Gen Sg) → अश्रु<text:span text:style-name="T4">णः</text:span>→ <text:span text:style-name="T6">у слезы</text:span></text:p>
      <text:p text:style-name="P4">h) दृष्टि- (Loc Du) → दृष्ट<text:span text:style-name="T4">्योः</text:span>→ <text:span text:style-name="T6">в двух взлядах</text:span></text:p>
      <text:p text:style-name="P4">i) अरि- (Acc Sg Masc) →<text:span text:style-name="T4">अरिम्</text:span> → <text:span text:style-name="T6">врага, враждебного</text:span></text:p>
      <text:p text:style-name="P4">j) बुद्धि- (Nom Du) →बुद्ध<text:span text:style-name="T4">ी</text:span> → <text:span text:style-name="T6">два понимания, два ума</text:span></text:p>
      <text:p text:style-name="P5">k) इषु- (Acc Du) → इष<text:span text:style-name="T5">ू</text:span>→ <text:span text:style-name="T6">две стрелы</text:span></text:p>
      <text:p text:style-name="P5">l) वसु- (Abl Sg Ntr) → वसु<text:span text:style-name="T5">नः</text:span>→ <text:span text:style-name="T6">от богатства</text:span></text:p>
      <text:p text:style-name="P5">m) वारि- (Abl Pl) → वारि<text:span text:style-name="T5">भ्यः</text:span>→ <text:span text:style-name="T6">от вод</text:span></text:p>
      <text:p text:style-name="P5">n) बुद्धि- (Acc Pl) →बुद्ध<text:span text:style-name="T31">ीः</text:span> → <text:span text:style-name="T6">умы, понимания</text:span></text:p>
      <text:p text:style-name="P4">o) अग्नि- (Abl Sg) → <text:span text:style-name="T5">अग्नेः</text:span>→ <text:span text:style-name="T6">от огня</text:span></text:p>
      <text:p text:style-name="P5">p) बहु- (Voc Sg Masc) →बह<text:span text:style-name="T31">ो</text:span>→ <text:s/><text:span text:style-name="T6">о, многий</text:span></text:p>
      <text:p text:style-name="P5">q) ऋषि- (Loc Pl) → ऋष<text:span text:style-name="T5">िषु</text:span>→ <text:span text:style-name="T6">в провидцах</text:span></text:p>
      <text:p text:style-name="P5">r) ऋषि- (Loc Sg) → ऋष<text:span text:style-name="T5">ौ</text:span>→ <text:span text:style-name="T6">в провидце</text:span></text:p>
      <text:p text:style-name="P5">s) धनु- (Instr Du) → धनु<text:span text:style-name="T5">भ्याम्</text:span>→ <text:span text:style-name="T32">двумя </text:span><text:span text:style-name="T6">лук</text:span><text:span text:style-name="T32">ами</text:span></text:p>
      <text:p text:style-name="P5">t) गुरु- (Acc Sg Masc) →गुरु<text:span text:style-name="T5">म्</text:span>→ <text:s/><text:span text:style-name="T6">тяжелого, уважаемого, учителя</text:span></text:p>
      <text:p text:style-name="Standard"/>
      <text:p text:style-name="Standard">3) Review exercise: identify and translate. (Note that some forms may represent more than one</text:p>
      <text:p text:style-name="Standard">case.) Examples: नराणाम् – Gen Pl of नर- (m.) ‘of men’; सर्वम् – Acc Sg Masc and NomAcc Sg</text:p>
      <text:p text:style-name="Standard">Ntr of सर्व- ‘each, all’</text:p>
      <text:p text:style-name="Standard"/>
      <text:p text:style-name="P6">१) अन्यौ → <text:span text:style-name="T7">m, du, Gen/Loc</text:span>→ <text:span text:style-name="T7">у двух других, в двух других</text:span></text:p>
      <text:p text:style-name="P6">२) <text:bookmark-start text:name="__DdeLink__8464_3924958822"/>ओजः<text:bookmark-end text:name="__DdeLink__8464_3924958822"/>→ ओज<text:span text:style-name="T7">स्,</text:span> <text:span text:style-name="T7">n, sg, Nom/Voc/Acc</text:span>→<text:span text:style-name="T33">сила</text:span> </text:p>
      <text:p text:style-name="P6">३) इमे→ <text:span text:style-name="T7">इदम्, nf, du, Nom/Acc; m, pl, Nom</text:span>→ <text:span text:style-name="T7">эти два; эти</text:span></text:p>
      <text:p text:style-name="P6">४) मरुते→ <text:span text:style-name="T7">मरुत्, m, sg, Dat</text:span>→ <text:span text:style-name="T7">ветру</text:span></text:p>
      <text:p text:style-name="P6">५) वसूनि→<text:span text:style-name="T7">n, pl, Nom/Voc/Acc</text:span> → <text:span text:style-name="T7">(о) богатства, товары</text:span></text:p>
      <text:p text:style-name="P6">६) गिरेः→ <text:span text:style-name="T7">m, sg, Abl/Gen</text:span>→ <text:span text:style-name="T7">от(у) горы</text:span></text:p>
      <text:p text:style-name="P6">७) अमरया→ <text:span text:style-name="T7">f, sg, Instr</text:span>→ <text:span text:style-name="T7">бессмертной</text:span></text:p>
      <text:p text:style-name="P6">८) गुणवन्→ <text:span text:style-name="T7">m, sg, Voc</text:span>→<text:span text:style-name="T7">о добродетельный</text:span> </text:p>
      <text:p text:style-name="P6">९) <text:bookmark-start text:name="__DdeLink__8472_3924958822"/>हविषा<text:bookmark-end text:name="__DdeLink__8472_3924958822"/>→ <text:span text:style-name="T7">n, sg, Inst</text:span>→ <text:span text:style-name="T7">жертвой</text:span></text:p>
      <text:p text:style-name="P6">१०) सर्वेषाम्→ <text:span text:style-name="T7">mn, pl, Gen</text:span>→ <text:span text:style-name="T7">у всех</text:span></text:p>
      <text:p text:style-name="P7">११) <text:bookmark-start text:name="__DdeLink__8476_3924958822"/>चक्षुर्भिः<text:bookmark-end text:name="__DdeLink__8476_3924958822"/>→ <text:span text:style-name="T7">n, pl, Instr</text:span>→ <text:span text:style-name="T7">глазами</text:span></text:p>
      <text:p text:style-name="P6">१२) चम्वाम्→<text:span text:style-name="T7">f, sg, Loc</text:span> → <text:span text:style-name="T7">в армии</text:span></text:p>
      <text:p text:style-name="P7">१३) मतयः→ <text:span text:style-name="T7">f, pl, Nom/Voc</text:span>→ <text:span text:style-name="T7">(о) мысли, умы</text:span></text:p>
      <text:p text:style-name="P6">१४) महत्→ <text:span text:style-name="T7">n, sg, Nom/</text:span><text:span text:style-name="T34">Voc/Acc</text:span>→<text:span text:style-name="T7">великое</text:span> </text:p>
      <text:p text:style-name="P6">१५) मुख्याः→ <text:span text:style-name="T7">m, pl, Nom/Voc \ f, pl, Nom/Voc/Acc</text:span>→ <text:span text:style-name="T7">главны</text:span><text:span text:style-name="T35">е</text:span><text:span text:style-name="T7">, </text:span><text:span text:style-name="T35">главных</text:span></text:p>
      <text:p text:style-name="P6">१६) जीविते→ <text:span text:style-name="T7">n, sg, Loc / n, du, Nom/Voc/Acc</text:span>→ <text:span text:style-name="T7">в жизни; две жизни</text:span></text:p>
      <text:p text:style-name="P6">१७) प्रभायाः→ <text:span text:style-name="T8">sg, f , Abl/G</text:span><text:span text:style-name="T9">en</text:span>→ <text:s/><text:span text:style-name="T10">(от) красоты, <text:s/></text:span><text:span text:style-name="T11">блеск</text:span><text:span text:style-name="T12">а</text:span><text:span text:style-name="T11">, сияни</text:span><text:span text:style-name="T12">я</text:span></text:p>
      <text:p text:style-name="P6">१८) उषाः→ <text:span text:style-name="T13">sg, </text:span><text:span text:style-name="T14">f, </text:span><text:span text:style-name="T13">Nom/Voc</text:span>→ <text:s/><text:span text:style-name="T13">(о) заря</text:span></text:p>
      <text:p text:style-name="P6"><text:soft-page-break/>१९) यासाम्→ <text:span text:style-name="T7">f, pl, Gen</text:span>→ <text:span text:style-name="T7">у которых</text:span></text:p>
      <text:p text:style-name="Standard"/>
      <text:p text:style-name="Standard">4) Translate into English.</text:p>
      <text:p text:style-name="Standard"/>
      <text:p text:style-name="P8">१) गिरेः शिर<text:span text:style-name="T15">ः</text:span> दृष्ट्वा कुमाराः क्षणेन त<text:span text:style-name="T15">म्</text:span> रोहितुम<text:span text:style-name="T15">्</text:span> ऐच्छन् ।</text:p>
      <text:p text:style-name="P8">Увидев вершину горы, юноши тут же <text:span text:style-name="T15">на неё взобраться </text:span>захотели.</text:p>
      <text:p text:style-name="Standard">२) क्षत्रिय<text:span text:style-name="T15">ः</text:span> महाबल<text:span text:style-name="T15">ः</text:span> <text:span text:style-name="T15">अ</text:span>प<text:span text:style-name="T15">ि</text:span> <text:span text:style-name="T15">अ</text:span>रीणा<text:span text:style-name="T15">म्</text:span> बहुभि<text:span text:style-name="T15">ः</text:span> <text:span text:style-name="T15">इ</text:span>षुभि<text:span text:style-name="T15">ः</text:span> <text:span text:style-name="T15">जि</text:span>तः ।</text:p>
      <text:p text:style-name="P9">Воин <text:span text:style-name="T35">даже </text:span>могучий врагов многими стрелами побеждён.</text:p>
      <text:p text:style-name="Standard">३) स<text:span text:style-name="T15">ः</text:span> <text:bookmark-start text:name="__DdeLink__9124_3924958822"/>यत्नः<text:bookmark-end text:name="__DdeLink__9124_3924958822"/> फलवान<text:span text:style-name="T15">्</text:span> <text:bookmark-start text:name="__DdeLink__9128_3924958822"/><text:span text:style-name="T15">ए</text:span>व <text:bookmark-end text:name="__DdeLink__9128_3924958822"/><text:span text:style-name="T15">आ</text:span>सी<text:span text:style-name="T15">त्</text:span> <text:span text:style-name="T15">इ</text:span>ति नन्दन्तः क्षत्रिया<text:span text:style-name="T15">ः</text:span> अवदन् ।</text:p>
      <text:p text:style-name="P9">Это усилие действительно плодотворным было – так радующиея воины сказали.</text:p>
      <text:p text:style-name="Standard"/>
      <text:p text:style-name="Standard">४) सुमतयः<text:span text:style-name="T16">(f)</text:span> <text:span text:style-name="T16">दुर्मतीन्(m) नयेयुः</text:span> ।</text:p>
      <text:p text:style-name="P10">Мудрые(ж) глупых(м) пусть ведут.</text:p>
      <text:p text:style-name="Standard"/>
      <text:p text:style-name="Standard">५) इषुभि<text:span text:style-name="T16">ः</text:span> <text:span text:style-name="T16">अ</text:span>रय<text:span text:style-name="T16">ः</text:span> ऋषीन<text:span text:style-name="T16">्</text:span> <text:span text:style-name="T16">अ</text:span>ग्ने<text:span text:style-name="T16">ः</text:span> <text:bookmark-start text:name="__DdeLink__9137_3924958822"/><text:span text:style-name="T16">अ</text:span>पद्रा<text:bookmark-end text:name="__DdeLink__9137_3924958822"/>वयन्ति ।</text:p>
      <text:p text:style-name="P12"><text:span text:style-name="T16">Стрелами враги мудрецов от огня отгоняют (</text:span>causative от <text:span text:style-name="Strong_20_Emphasis"><text:span text:style-name="T17">√द्रु</text:span></text:span><text:span text:style-name="T16">)</text:span></text:p>
      <text:p text:style-name="Standard"/>
      <text:p text:style-name="P12">६) वेपमानस्य<text:span text:style-name="T16">(</text:span><text:span text:style-name="T18">√</text:span><text:span text:style-name="T19">विप्</text:span><text:span text:style-name="T16">)</text:span> बालस्य <text:span text:style-name="T16">अ</text:span>श्रूणि दृष्ट्वा शत्रु<text:span text:style-name="T16">ः</text:span> <text:span text:style-name="T16">अ</text:span>न्न<text:span text:style-name="T16">म्</text:span> तस्मा<text:span text:style-name="T16">त्</text:span> <text:span text:style-name="T16">न अ</text:span>पाहरत् ।</text:p>
      <text:p text:style-name="P11">Дрожащего ребёнка слёзы увидев, враг еду у него не отнял</text:p>
      <text:p text:style-name="P11">.</text:p>
      <text:p text:style-name="Standard">७) नगर-क्षेत्र-गिरिषु गत्वा कुमार<text:span text:style-name="T20">ः</text:span> वृद्धबुद्धिः प्रिय<text:span text:style-name="T20">म्</text:span> नगर<text:span text:style-name="T20">म्</text:span> प्रत्यागच्छत् ।</text:p>
      <text:p text:style-name="P13">В городах-полях-горах побродив, юноша умудрённый (со зрелым разумом) в любимый город вернулся.</text:p>
      <text:p text:style-name="Standard"/>
      <text:p text:style-name="Standard">८) गुरवे प्रणत्य नर<text:span text:style-name="T20">ः तम्</text:span> गृहे <text:span text:style-name="T20">अ</text:span>नयत् ।</text:p>
      <text:p text:style-name="P13">Учителю поклонившись, человек его в дом ввёл.</text:p>
      <text:p text:style-name="P13"/>
      <text:p text:style-name="Standard">९) शत्रो<text:span text:style-name="T20">ः</text:span> <text:span text:style-name="T20">ब</text:span>हूनि वसून<text:span text:style-name="T20">ि</text:span> <text:span text:style-name="T20">अ</text:span>पहृत्य तुष्यन्त<text:span text:style-name="T20">ः</text:span> नराः स्वका<text:span text:style-name="T20">म्</text:span> नगरी<text:span text:style-name="T20">म्</text:span> प्रत्यागच्छन् ।</text:p>
      <text:p text:style-name="P13">У врага многие богатства отняв, радующиеся люди в свой город вернулись.</text:p>
      <text:p text:style-name="P13"/>
      <text:p text:style-name="Standard">१०) ग्राम<text:span text:style-name="T20">म्</text:span> <text:bookmark-start text:name="__DdeLink__9152_3924958822"/>शीघ्र<text:span text:style-name="T20">म्</text:span><text:bookmark-end text:name="__DdeLink__9152_3924958822"/> त्यक्त्व<text:span text:style-name="T20">ा</text:span> <text:span text:style-name="T20">उ</text:span>षसि महाबुद्धि<text:span text:style-name="T20">ः</text:span> <text:span text:style-name="T20">ऋ</text:span>षि<text:span text:style-name="T20">ः</text:span> <text:span text:style-name="T20">न</text:span>म<text:span text:style-name="T20">ः</text:span> <text:span text:style-name="T20">अ</text:span>करोत् ।</text:p>
      <text:p text:style-name="P13">Деревню быстро покинув на заре многомудрый риши поклон совершил.</text:p>
      <text:p text:style-name="Standard"/>
      <text:p text:style-name="Standard">READINGS</text:p>
      <text:p text:style-name="Standard">Dhṛtarāṣṭra’s Lament</text:p>
      <text:p text:style-name="Standard"/>
      <text:p text:style-name="Standard">हत-पुत्र<text:span text:style-name="T21">ः</text:span> हत-<text:span text:style-name="T21">आ</text:span>मात्य<text:span text:style-name="T21">ः</text:span> हत-सर्व-सुहृ<text:span text:style-name="T21">द्</text:span>-<text:span text:style-name="T21">ज</text:span>नः ।</text:p>
      <text:p text:style-name="P14">C убитыми сыновьями, убитыми министрами, убитыми друзьями и родственниками</text:p>
      <text:p text:style-name="Standard">द<text:span text:style-name="T21">ुः</text:span>ख<text:span text:style-name="T21">म्</text:span> नून<text:span text:style-name="T21">म्</text:span> भविष्यामि विचर<text:span text:style-name="T21">न्</text:span> <text:span text:style-name="T21">पृ</text:span>थिवी<text:span text:style-name="T21">म्</text:span> <text:span text:style-name="T21">इ</text:span>माम् ॥ १० ॥</text:p>
      <text:p text:style-name="P14"><text:span text:style-name="T36">Скорбно</text:span> отныне я буду блуждающий на Земле этой.</text:p>
      <text:p text:style-name="Standard">(…)</text:p>
      <text:p text:style-name="Standard">हृत-राज्य<text:span text:style-name="T22">ः</text:span> हत-बन्धु<text:span text:style-name="T22">ः ह</text:span>त-चक्ष<text:span text:style-name="T22">ः च</text:span> वै तथा ।</text:p>
      <text:p text:style-name="P15">C <text:span text:style-name="T36">отнятым</text:span> царством, убитыми родственниками да ещё и слепой </text:p>
      <text:p text:style-name="Standard">न भ्राजिष्ये महा<text:bookmark-start text:name="__DdeLink__9156_3924958822"/>प्राज्ञ<text:bookmark-end text:name="__DdeLink__9156_3924958822"/> <text:bookmark-start text:name="__DdeLink__9158_3924958822"/>क्षीण<text:bookmark-end text:name="__DdeLink__9158_3924958822"/>-रश्मि<text:span text:style-name="T22">ः इ</text:span>व <text:span text:style-name="T22">अं</text:span>श<text:span text:style-name="T36">ु</text:span><text:span text:style-name="T22">मान्</text:span> ॥ १२ ॥</text:p>
      <text:p text:style-name="P15">Блистать не буду, о многоведущий, с угасающими лучами подобно солнцу</text:p>
      <text:p text:style-name="Standard">न कृत<text:span text:style-name="T22">म्</text:span> सुहृदा<text:span text:style-name="T22">म्</text:span> वाक्य<text:span text:style-name="T22">म्</text:span> जामदग्न्यस्य जल्पतः ।</text:p>
      <text:p text:style-name="P15">Не <text:span text:style-name="T36">последовано</text:span> друз<text:span text:style-name="T36">ей</text:span> советам, Парашурамы(сына Джамадгни) говорящ<text:span text:style-name="T36">его</text:span></text:p>
      <text:p text:style-name="Standard">नारदस्य च देवर्षेः कृष्णद्वैपायनस्य च ॥ १३ ॥</text:p>
      <text:p text:style-name="P17"><text:span text:style-name="T22">и Нарады, божественного мудреца, и </text:span>Кришна-Двайпаяны <text:span text:style-name="T22">(Вьясы) </text:span></text:p>
      <text:p text:style-name="Standard"><text:soft-page-break/></text:p>
      <text:p text:style-name="Standard">Depression</text:p>
      <text:p text:style-name="Standard"/>
      <text:p text:style-name="Standard">वेद-<text:span text:style-name="T22">अ</text:span>भ्यास-व्यसन-रसिकै<text:span text:style-name="T22">ः</text:span> स्थीयते तावता कि<text:span text:style-name="T22">म्</text:span></text:p>
      <text:p text:style-name="P15">С преуспевающими в изучении Вед пребывать что толку?</text:p>
      <text:p text:style-name="Standard">सूक्ष्मा बुद्धिः श्रुतम<text:span text:style-name="T22">्</text:span> <text:span text:style-name="T22">इ</text:span>व विशत<text:span text:style-name="T22">ि</text:span> <text:span text:style-name="T22">अ</text:span>श्रुत<text:span text:style-name="T22">म्</text:span> तावता कि<text:span text:style-name="T22">म्</text:span> ।</text:p>
      <text:p text:style-name="P15">Проницательный ум точно (в) услышанное проникает (в) неслыханное(непроявленное) – что с того?</text:p>
      <text:p text:style-name="Standard">जल्पारम्भे जयति नियत<text:span text:style-name="T22">म्</text:span> वादिन<text:span text:style-name="T22">ः</text:span> <text:span text:style-name="T22">त</text:span>वता कि<text:span text:style-name="T22">म्</text:span></text:p>
      <text:p text:style-name="P15">В дебата начале пусть побеждает несомненно оратор, ну и что?</text:p>
      <text:p text:style-name="Standard">निर्वेद-<text:span text:style-name="T22">आ</text:span>र्त<text:span text:style-name="T22">म्</text:span> न यदि हृदय<text:span text:style-name="T22">म्</text:span> शान्तिम<text:span text:style-name="T22">्</text:span> <text:span text:style-name="T22">अ</text:span>भ्येति पुंसः ॥</text:p>
      <text:p text:style-name="P16">Безразличием <text:span text:style-name="T37">измученное\</text:span>поражённое если сердце человека покоя не достигает.</text:p>
      <text:p text:style-name="Standard"/>
      <text:p text:style-name="Standard"/>
      <text:p text:style-name="Standard">Dhṛtarāṣṭra Wonders Why People Fight</text:p>
      <text:p text:style-name="Standard"/>
      <text:p text:style-name="Standard">एवम<text:span text:style-name="T23">्</text:span> <text:span text:style-name="T23">उ</text:span>क्त्वा ययौ व्यास<text:span text:style-name="T23">ः</text:span> धृतराष्ट्राय <text:bookmark-start text:name="__DdeLink__9169_3924958822"/>धीम<text:bookmark-end text:name="__DdeLink__9169_3924958822"/>ते ।</text:p>
      <text:p text:style-name="P18">Так сказав Дритараштре мудрому, ушёл Вьяса </text:p>
      <text:p text:style-name="Standard">धृतराष्<text:span text:style-name="T23">ट्रः अ</text:span>पि त<text:span text:style-name="T23">त्</text:span> <text:span text:style-name="T23">श्रु</text:span>त्वा ध्यानम<text:span text:style-name="T23">्</text:span> <text:bookmark-start text:name="__DdeLink__9172_3924958822"/><text:span text:style-name="T23">ए</text:span>व<text:span text:style-name="T23">म्</text:span><text:bookmark-end text:name="__DdeLink__9172_3924958822"/> <text:span text:style-name="T23">अ</text:span>न्वपद्यत ॥ १ ॥</text:p>
      <text:p text:style-name="P18">Дритараштра же это услышав, в размышления так погрузился</text:p>
      <text:p text:style-name="Standard">स<text:span text:style-name="T23">ः</text:span> मुहूर्त<text:span text:style-name="T23">म्</text:span> <text:span text:style-name="T23">इ</text:span>व ध्यात्वा विनिःश्वस्य मुहु<text:span text:style-name="T23">ः-मु</text:span>हुः ।</text:p>
      <text:p text:style-name="P18">Он как-бы на мгновение задумавшись, вздыхал снова и снова</text:p>
      <text:p text:style-name="Standard">संजय<text:span text:style-name="T23">म्</text:span> संशित-<text:span text:style-name="T37">आ</text:span>त्मानम<text:span text:style-name="T23">्</text:span> <text:span text:style-name="T23">अ</text:span>पृच्छ<text:span text:style-name="T23">त्</text:span> <text:span text:style-name="T23">भ</text:span>रत-<text:span text:style-name="T23">ऋष</text:span>भ ॥ २ ॥</text:p>
      <text:p text:style-name="P18">Санджаю, проницательного, спрашивал, <text:span text:style-name="T24">о, </text:span>лучш<text:span text:style-name="T24">ий</text:span> из рода Бхарата</text:p>
      <text:p text:style-name="Standard">संजय <text:span text:style-name="T24">इ</text:span>मे मही-पालाः शूरा<text:span text:style-name="T24">ः</text:span> युद्ध-<text:span text:style-name="T24">अ</text:span>भिनन्दिनः ।</text:p>
      <text:p text:style-name="P19">О Санджая, эти Земли защитники храбрые, битвой упоённые </text:p>
      <text:p text:style-name="Standard">अन्योन्यम<text:span text:style-name="T24">्</text:span> <text:span text:style-name="T24">अ</text:span>भिनिघ्नन्ति शस्त्रै<text:span text:style-name="T24">ः</text:span> <text:span text:style-name="T24">उ</text:span>च्चावचै<text:span text:style-name="T24">ः</text:span> <text:span text:style-name="T24">इह</text:span> ॥ ३ ॥</text:p>
      <text:p text:style-name="P20"><text:span text:style-name="T24">Друг друга убивают оружиями различными здесь</text:span></text:p>
      <text:p text:style-name="P23">पार्थिवाः पृथिवी-हेतोः समभित्यज्य जीवितम् । - <text:s/><text:span text:style-name="T41">समभित्यज्य – </text:span><text:span text:style-name="T40">готовые жизн</text:span><text:span text:style-name="T42">ью пожервовать</text:span></text:p>
      <text:p text:style-name="P19">Цари земли ради <text:span text:style-name="T37">готорые </text:span>жизнь <text:span text:style-name="T37">оставить</text:span></text:p>
      <text:p text:style-name="Standard">न एव शाम्यन्ति, निघ्नन्तः वर्धयन्ति यम-अक्षयम्॥ ४ ॥</text:p>
      <text:p text:style-name="P19">даже не успокаиваются, убивающие, увеличивают царство Ямы</text:p>
      <text:p text:style-name="Standard">भौम<text:span text:style-name="T24">म् ऐ</text:span>श्वर्यम<text:span text:style-name="T24">्</text:span> <text:span text:style-name="T24">इ</text:span>च्छन्त<text:span text:style-name="T24">ः</text:span> न मृष्यन्ते परस्परम् ।</text:p>
      <text:p text:style-name="P19">Земной власти желающие, друг друга не выносят</text:p>
      <text:p text:style-name="P21">मन्ये बहुगुणा भूमि<text:span text:style-name="T25">ः</text:span> <text:span text:style-name="T25">तत् म</text:span>म <text:span text:style-name="T25">आ</text:span>चक्ष्व संजय ॥ ५ ॥</text:p>
      <text:p text:style-name="P22">Я думаю “многими качествами обладает Земля”, то мне опиши, о Санджа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3:23:58.239306079</meta:creation-date>
    <dc:date>2025-04-28T08:02:57.287840817</dc:date>
    <meta:editing-duration>P3DT18H38M42S</meta:editing-duration>
    <meta:editing-cycles>31</meta:editing-cycles>
    <meta:generator>LibreOffice/7.4.7.2$Linux_X86_64 LibreOffice_project/40$Build-2</meta:generator>
    <meta:document-statistic meta:table-count="0" meta:image-count="0" meta:object-count="0" meta:page-count="4" meta:paragraph-count="153" meta:word-count="1207" meta:character-count="6299" meta:non-whitespace-character-count="5224"/>
  </office:meta>
</office:document-meta>
</file>